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5871"/>
    </style:style>
    <style:style style:name="P2" style:family="paragraph" style:parent-style-name="Standard">
      <style:text-properties fo:color="#168253" loext:opacity="100%" fo:font-weight="bold" style:font-weight-asian="bold" style:font-weight-complex="bold"/>
    </style:style>
    <style:style style:name="P3" style:family="paragraph" style:parent-style-name="Standard">
      <style:text-properties fo:color="#3465a4" loext:opacity="100%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officeooo:paragraph-rsid="00025871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 &lt;windows.h&gt;</text:p>
      <text:p text:style-name="Standard"/>
      <text:p text:style-name="Standard">HWND staticTextField1, staticTextField2, editTotal;</text:p>
      <text:p text:style-name="Standard">HDC hdcStatic;</text:p>
      <text:p text:style-name="P3">/* </text:p>
      <text:p text:style-name="P3"><text:tab/>Descrição dos parâmetros</text:p>
      <text:p text:style-name="P3"><text:tab/> </text:p>
      <text:p text:style-name="P3"><text:tab/>WPARAM wParam // Handle to a display context (DC).</text:p>
      <text:p text:style-name="P3"><text:tab/>LPARAM lParam; // Handle to a child window (control).</text:p>
      <text:p text:style-name="P3"/>
      <text:p text:style-name="P3">*/</text:p>
      <text:p text:style-name="Standard">LRESULT CALLBACK WndProc(HWND hwnd, UINT Message, WPARAM wParam, LPARAM lParam) {</text:p>
      <text:p text:style-name="Standard"><text:tab/></text:p>
      <text:p text:style-name="Standard"><text:tab/></text:p>
      <text:p text:style-name="Standard"><text:s text:c="3"/><text:tab/>PAINTSTRUCT ps;</text:p>
      <text:p text:style-name="Standard"><text:s text:c="3"/><text:tab/>HDC hdc;</text:p>
      <text:p text:style-name="Standard"><text:s text:c="3"/><text:tab/>char greeting[] = "Hello, Windows desktop!";</text:p>
      <text:p text:style-name="Standard"><text:tab/>HINSTANCE g_inst;</text:p>
      <text:p text:style-name="Standard"><text:tab/>hdcStatic = (HDC)wParam;</text:p>
      <text:p text:style-name="Standard"><text:tab/>char str[255] = "";</text:p>
      <text:p text:style-name="Standard"><text:tab/>int j = 0;</text:p>
      <text:p text:style-name="Standard"><text:tab/>HWND hWndControl = (HWND)lParam;</text:p>
      <text:p text:style-name="Standard"/>
      <text:p text:style-name="Standard"><text:tab/>switch(Message) {</text:p>
      <text:p text:style-name="Standard"><text:tab/> <text:s text:c="2"/><text:tab/>case WM_PAINT:</text:p>
      <text:p text:style-name="Standard"><text:tab/> <text:s text:c="5"/><text:tab/>hdc = BeginPaint(hwnd, &amp;ps);</text:p>
      <text:p text:style-name="Standard"><text:tab/> <text:s text:c="5"/><text:tab/><text:span text:style-name="T1">// Here your application is laid out.</text:span></text:p>
      <text:p text:style-name="P3"><text:tab/> <text:s text:c="5"/><text:tab/>// For this introduction, we just print out "Hello, Windows desktop!"</text:p>
      <text:p text:style-name="P3"><text:tab/> <text:s text:c="5"/><text:tab/>// in the top left corner.</text:p>
      <text:p text:style-name="Standard"><text:tab/> <text:s text:c="5"/><text:tab/>SetTextColor(hdc, RGB(255, 0, 0));</text:p>
      <text:p text:style-name="Standard"><text:tab/><text:tab/><text:tab/>TextOut(hdc, 15, 80, greeting, strlen(greeting));</text:p>
      <text:p text:style-name="Standard"/>
      <text:p text:style-name="Standard"><text:tab/> <text:s text:c="5"/><text:tab/><text:span text:style-name="T1">// End application-specific layout section</text:span>.</text:p>
      <text:p text:style-name="Standard"><text:tab/></text:p>
      <text:p text:style-name="Standard"><text:tab/> <text:s text:c="5"/><text:tab/>EndPaint(hwnd, &amp;ps);</text:p>
      <text:p text:style-name="Standard"><text:tab/> <text:s text:c="5"/><text:tab/>break;</text:p>
      <text:p text:style-name="Standard"><text:tab/><text:tab/><text:tab/> <text:s/><text:tab/><text:tab/></text:p>
      <text:p text:style-name="Standard"><text:tab/><text:tab/><text:span text:style-name="T1">/* Upon destruction, tell the main thread to stop */</text:span></text:p>
      <text:p text:style-name="Standard"><text:tab/><text:tab/>case WM_DESTROY: {</text:p>
      <text:p text:style-name="Standard"><text:tab/><text:tab/><text:tab/>PostQuitMessage(0);</text:p>
      <text:p text:style-name="Standard"><text:tab/><text:tab/><text:tab/>break;</text:p>
      <text:p text:style-name="Standard"><text:tab/><text:tab/>}</text:p>
      <text:p text:style-name="P1"><text:tab/> <text:s text:c="3"/></text:p>
      <text:p text:style-name="P4"><text:tab/><text:tab/>case WM_CREATE:</text:p>
      <text:p text:style-name="Standard"/>
      <text:p text:style-name="Standard"><text:tab/><text:tab/><text:tab/>editTotal = CreateWindowEx (WS_EX_CLIENTEDGE,"EDIT", "edit1", <text:s text:c="6"/></text:p>
      <text:p text:style-name="Standard"><text:tab/> <text:s text:c="7"/>WS_VISIBLE|WS_CHILD, 20, 100, 400, 50, hwnd, NULL, g_inst, NULL );</text:p>
      <text:p text:style-name="Standard"><text:tab/><text:tab/><text:tab/></text:p>
      <text:p text:style-name="Standard"><text:tab/><text:tab/><text:tab/></text:p>
      <text:p text:style-name="Standard"><text:tab/> <text:s text:c="7"/>staticTextField1 = CreateWindow("STATIC", "static1", WS_VISIBLE </text:p>
      <text:p text:style-name="Standard"><text:tab/> <text:s text:c="8"/>| WS_CHILD, 20, 20, 300, 25, hwnd, NULL, NULL, NULL);</text:p>
      <text:p text:style-name="Standard"/>
      <text:p text:style-name="Standard"><text:tab/></text:p>
      <text:p text:style-name="Standard"><text:tab/> <text:s text:c="7"/>staticTextField2 = CreateWindow("STATIC", "static2", WS_VISIBLE | </text:p>
      <text:p text:style-name="Standard"><text:tab/> <text:s text:c="8"/>WS_CHILD | WS_BORDER, 20, 200, 300, 20, hwnd, NULL, NULL, NULL);</text:p>
      <text:p text:style-name="Standard"><text:tab/> <text:s text:c="8"/></text:p>
      <text:p text:style-name="Standard"><text:tab/> <text:s text:c="7"/>break;<text:tab/></text:p>
      <text:p text:style-name="Standard"><text:tab/><text:tab/>case WM_CTLCOLORSTATIC:</text:p>
      <text:p text:style-name="Standard"><text:tab/><text:tab/><text:tab/>if ((HWND)lParam == (HWND)staticTextField1 ){</text:p>
      <text:p text:style-name="Standard"><text:tab/><text:tab/><text:tab/><text:tab/>hdcStatic = (HDC) wParam;</text:p>
      <text:p text:style-name="Standard"><text:tab/><text:tab/><text:tab/><text:tab/>SetTextColor((HDC)hdcStatic, RGB( 0, 128, 0));</text:p>
      <text:p text:style-name="Standard"><text:tab/><text:tab/><text:tab/><text:tab/>SetBkMode((HDC)hdcStatic, RGB(255, 255, 0));</text:p>
      <text:p text:style-name="Standard"><text:tab/><text:tab/><text:tab/><text:tab/>return (BOOL)GetSysColorBrush(COLOR_MENU);</text:p>
      <text:p text:style-name="Standard"><text:tab/><text:tab/><text:tab/><text:tab/>}</text:p>
      <text:p text:style-name="Standard"><text:tab/><text:tab/><text:tab/></text:p>
      <text:p text:style-name="Standard"><text:tab/><text:tab/><text:tab/>break;<text:tab/></text:p>
      <text:p text:style-name="Standard"><text:tab/><text:tab/><text:span text:style-name="T1">/* All other messages (a lot of them) are processed using default procedures */</text:span></text:p>
      <text:p text:style-name="Standard"><text:tab/><text:tab/>default:</text:p>
      <text:p text:style-name="Standard"><text:tab/><text:tab/><text:tab/>return DefWindowProc(hwnd, Message, wParam, lParam);</text:p>
      <text:p text:style-name="Standard"><text:tab/>}</text:p>
      <text:p text:style-name="Standard"/>
      <text:p text:style-name="Standard"><text:tab/>return 0;</text:p>
      <text:p text:style-name="Standard">}</text:p>
      <text:p text:style-name="Standard"/>
      <text:p text:style-name="P3">/* The 'main' function of Win32 GUI programs: this is where execution starts */</text:p>
      <text:p text:style-name="Standard">int WINAPI WinMain(HINSTANCE hInstance, HINSTANCE hPrevInstance, LPSTR lpCmdLine, int nCmdShow) {</text:p>
      <text:p text:style-name="Standard"><text:tab/>WNDCLASSEX wc; <text:span text:style-name="T1">/* A properties struct of our window */</text:span></text:p>
      <text:p text:style-name="Standard"><text:tab/>HWND hwnd; <text:span text:style-name="T1">/* A 'HANDLE', hence the H, or a pointer to our window */</text:span></text:p>
      <text:p text:style-name="Standard"><text:tab/>MSG msg; <text:span text:style-name="T1">/* A temporary location for all messages */</text:span></text:p>
      <text:p text:style-name="Standard"/>
      <text:p text:style-name="Standard"><text:tab/><text:span text:style-name="T1">/* zero out the struct and set the stuff we want to modify */</text:span></text:p>
      <text:p text:style-name="Standard"><text:tab/>memset(&amp;wc,0,sizeof(wc));</text:p>
      <text:p text:style-name="Standard"><text:tab/>wc.cbSize<text:tab/><text:tab/> = sizeof(WNDCLASSEX);</text:p>
      <text:p text:style-name="Standard"><text:tab/>wc.lpfnWndProc<text:tab/> = WndProc; <text:span text:style-name="T1">/* This is where we will send messages to */</text:span></text:p>
      <text:p text:style-name="Standard"><text:tab/>wc.hInstance<text:tab/> = hInstance;</text:p>
      <text:p text:style-name="Standard"><text:tab/>wc.hCursor<text:tab/><text:tab/> = LoadCursor(NULL, IDC_ARROW);</text:p>
      <text:p text:style-name="Standard"><text:tab/></text:p>
      <text:p text:style-name="Standard"><text:tab/><text:span text:style-name="T1">/* White, COLOR_WINDOW is just a #define for a system color, try Ctrl+Clicking it */</text:span></text:p>
      <text:p text:style-name="Standard"><text:tab/>wc.hbrBackground = (HBRUSH)(COLOR_WINDOW+1);</text:p>
      <text:p text:style-name="Standard"><text:tab/>wc.lpszClassName = "WindowClass";</text:p>
      <text:p text:style-name="Standard"><text:tab/>wc.hIcon = LoadIcon(hInstance, "A"); <text:span text:style-name="T2">/* Use hInstance como referência do local do icone */</text:span></text:p>
      <text:p text:style-name="Standard"><text:tab/>wc.hIconSm<text:tab/>= LoadIcon(hInstance, "A"); <text:span text:style-name="T2">/* use o nome "A" para usar o ícone do projeto */</text:span></text:p>
      <text:p text:style-name="Standard"/>
      <text:p text:style-name="P1"><text:tab/></text:p>
      <text:p text:style-name="P4"><text:tab/>if(!RegisterClassEx(&amp;wc)) {</text:p>
      <text:p text:style-name="Standard"><text:tab/><text:tab/>MessageBox(NULL, "Window Registration Failed!", "Error!", MB_ICONEXCLAMATION | MB_OK);</text:p>
      <text:p text:style-name="Standard"><text:tab/><text:tab/>return 0;</text:p>
      <text:p text:style-name="Standard"><text:tab/>}</text:p>
      <text:p text:style-name="Standard"/>
      <text:p text:style-name="Standard"><text:tab/>hwnd = CreateWindowEx(WS_EX_CLIENTEDGE,"WindowClass","Minha Janela", WS_VISIBLE | WS_OVERLAPPEDWINDOW,</text:p>
      <text:p text:style-name="Standard"><text:tab/><text:tab/>CW_USEDEFAULT, <text:span text:style-name="T1">/* x */</text:span></text:p>
      <text:p text:style-name="Standard"><text:tab/><text:tab/>CW_USEDEFAULT, <text:span text:style-name="T1">/* y */</text:span></text:p>
      <text:p text:style-name="Standard"><text:tab/><text:tab/>640, <text:span text:style-name="T1">/* width */</text:span></text:p>
      <text:p text:style-name="Standard"><text:tab/><text:tab/>480, /<text:span text:style-name="T1">* height */</text:span></text:p>
      <text:p text:style-name="Standard"><text:tab/><text:tab/>NULL,NULL,hInstance,NULL);</text:p>
      <text:p text:style-name="Standard"><text:tab/><text:tab/></text:p>
      <text:p text:style-name="Standard"><text:tab/><text:tab/>SetWindowText(hwnd, "Novo nome da janela");</text:p>
      <text:p text:style-name="Standard"><text:tab/><text:tab/></text:p>
      <text:p text:style-name="Standard"><text:tab/>if(hwnd == NULL) {</text:p>
      <text:p text:style-name="Standard"><text:tab/><text:tab/>MessageBox(NULL, "Window Creation Failed!","Error!", MB_ICONEXCLAMATION|MB_OK);</text:p>
      <text:p text:style-name="Standard"><text:tab/><text:tab/>return 0;</text:p>
      <text:p text:style-name="Standard"><text:tab/>}</text:p>
      <text:p text:style-name="Standard"/>
      <text:p text:style-name="Standard"><text:tab/><text:span text:style-name="T1">/*</text:span></text:p>
      <text:p text:style-name="P3"><text:tab/><text:tab/>This is the heart of our program where all input is processed and </text:p>
      <text:p text:style-name="P3"><text:tab/><text:tab/>sent to WndProc. Note that GetMessage blocks code flow until it receives </text:p>
      <text:p text:style-name="P3"><text:tab/><text:tab/>something, só this loop will not produce unreasonably high CPU usage</text:p>
      <text:p text:style-name="P3"><text:tab/>*/</text:p>
      <text:p text:style-name="Standard"><text:tab/>while(GetMessage(&amp;msg, NULL, 0, 0) &gt; 0) { <text:span text:style-name="T1">/* If no error is received... */</text:span></text:p>
      <text:p text:style-name="Standard"><text:tab/><text:tab/>TranslateMessage(&amp;msg); <text:span text:style-name="T1">/* Translate key codes to chars if present */</text:span></text:p>
      <text:p text:style-name="Standard"><text:tab/><text:tab/>DispatchMessage(&amp;msg); <text:span text:style-name="T1">/* Send it to WndProc */</text:span></text:p>
      <text:p text:style-name="Standard"><text:tab/>}</text:p>
      <text:p text:style-name="Standard"><text:tab/>return msg.wParam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145cm" fo:margin-left="1.171cm" fo:margin-right="1.23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1:16:14.926000000</meta:creation-date>
    <dc:date>2022-05-26T17:54:09.853000000</dc:date>
    <meta:editing-duration>PT6H27M50S</meta:editing-duration>
    <meta:editing-cycles>2</meta:editing-cycles>
    <meta:generator>LibreOffice/7.0.1.2$Windows_X86_64 LibreOffice_project/7cbcfc562f6eb6708b5ff7d7397325de9e764452</meta:generator>
    <meta:print-date>2022-05-26T11:27:24.132000000</meta:print-date>
    <meta:document-statistic meta:table-count="0" meta:image-count="0" meta:object-count="0" meta:page-count="3" meta:paragraph-count="112" meta:word-count="508" meta:character-count="3839" meta:non-whitespace-character-count="3108"/>
  </office:meta>
</office:document-meta>
</file>